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youtube.com/watch?v=lw0EUozkHVY&amp;t=1835s</text:p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<text:soft-page-break/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5-23T00:39:25</dc:date>
    <dc:creator>Máximo Meza</dc:creator>
    <meta:generator>OpenOffice/4.1.6$Unix OpenOffice.org_project/416m1$Build-9790</meta:generator>
    <meta:editing-duration>P1DT2H46M3S</meta:editing-duration>
    <meta:editing-cycles>41</meta:editing-cycles>
    <meta:document-statistic meta:table-count="0" meta:image-count="0" meta:object-count="0" meta:page-count="2" meta:paragraph-count="31" meta:word-count="144" meta:character-count="1497"/>
  </office:meta>
</office:document-meta>
</file>